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4_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Esther Hart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<text:tab/>Favoured by a Gracious God, we/ approach to that Holy-day when all who/ worship Him, and love their fellow-creatures,/ rejoice in the hope of Souls made pure. <text:s/>If your/ lesson on this occasion, I learn through the/ objects of my loves that it was one to promote/ pious thoughts, all worthy deeds: shall I/ lament the infirmity of age that precludes/ me the gratification of listening? <text:s/>No! rather/ let me rejoice that those who are in the/ bloom of youth, in the vigor of manhood/ have the advantage of such counsel, illus-/trated by those acts that have won for you/ esteem and regard. <text:s/>Accept this small token/ of mine; earnestly do I hope and pray, that/ at this solemn time all omissions may cease to/ be remembered, so that you, that all the house/ of Israel may find grace and acceptance/ at the Throne of God./ Esther Ha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5:09:10.74</meta:creation-date>
    <dc:date>2012-01-12T15:19:40.84</dc:date>
    <dc:creator>Penn Libraries</dc:creator>
    <meta:editing-duration>PT00H10M3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1" meta:word-count="302" meta:character-count="2037"/>
  </office:meta>
</office:document-meta>
</file>